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5370000050068D1A78E.svm" manifest:media-type=""/>
  <manifest:file-entry manifest:full-path="Pictures/200000020000019B00000089445D8EE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|c}&#10;X&amp;Z \\&#10;\hline&#10;0&amp;1\\&#10;1&amp;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04cm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2.793cm" svg:x="0.249cm" svg:y="0.242cm">
          <draw:image xlink:href="Pictures/200000020000019B00000089445D8EED.eps" xlink:type="simple" xlink:show="embed" xlink:actuate="onLoad">
            <text:p/>
          </draw:image>
        </draw:frame>
        <draw:frame draw:style-name="gr2" draw:layer="layout" svg:width="0.51cm" svg:height="0.469cm" svg:x="4.731cm" svg:y="1.6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.261cm" svg:height="0.469cm" svg:x="6.912cm" svg:y="1.65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.198cm" svg:height="1.204cm" svg:x="0.557cm" svg:y="1.73cm">
          <draw:image xlink:href="Pictures/20000001000005370000050068D1A78E.svm" xlink:type="simple" xlink:show="embed" xlink:actuate="onLoad">
            <text:p/>
          </draw:image>
        </draw:frame>
        <draw:frame draw:style-name="gr4" draw:layer="layout" svg:width="4.507cm" svg:height="1.354cm" svg:x="0.56cm" svg:y="0.187cm">
          <draw:text-box>
            <text:p><text:span text:style-name="T1">نفی کے عمل کو علامت کے اوپر</text:span><text:span text:style-name="T1"> </text:span></text:p>
            <text:p><text:span text:style-name="T1">افقی لکیر سے ظاہر کیا جاتا ہ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31T15:03:59</dc:date>
    <dc:creator>kkk </dc:creator>
    <meta:editing-duration>PT13H33M18S</meta:editing-duration>
    <meta:editing-cycles>57</meta:editing-cycles>
    <meta:generator>LibreOffice/3.3$Linux LibreOffice_project/330m19$Build-401</meta:generator>
    <meta:document-statistic meta:object-count="5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3/content.xml><?xml version="1.0" encoding="utf-8"?>
<math xmlns="http://www.w3.org/1998/Math/MathML">
  <semantics>
    <mrow>
      <mi>Z</mi>
      <mo stretchy="false">=</mo>
      <mover accent="true">
        <mi>X</mi>
        <mo>¯</mo>
      </mover>
    </mrow>
    <annotation encoding="StarMath 5.0">Z=overline{X}</annotation>
  </semantics>
</math>
</file>